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_p(mA)+/-1</text:p>
          </table:table-cell>
          <table:table-cell office:value-type="string" calcext:value-type="string">
            <text:p>V_h(mV)+/-0.05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5.9" calcext:value-type="float">
            <text:p>25.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3.2" calcext:value-type="float">
            <text:p>23.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0.7" calcext:value-type="float">
            <text:p>20.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9.6" calcext:value-type="float">
            <text:p>19.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7.6" calcext:value-type="float">
            <text:p>17.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2.8" calcext:value-type="float">
            <text:p>12.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6" calcext:value-type="float">
            <text:p>10.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.4" calcext:value-type="float">
            <text:p>8.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" calcext:value-type="float">
            <text:p>-1.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4" calcext:value-type="float">
            <text:p>-3.4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8" calcext:value-type="float">
            <text:p>-6.8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5" calcext:value-type="float">
            <text:p>-8.5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.2" calcext:value-type="float">
            <text:p>-11.2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.1" calcext:value-type="float">
            <text:p>-14.1</text:p>
          </table:table-cell>
          <table:table-cell table:formula="of:=-1.37" office:value-type="float" office:value="-1.37" calcext:value-type="float">
            <text:p>-1.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.4" calcext:value-type="float">
            <text:p>-16.4</text:p>
          </table:table-cell>
          <table:table-cell office:value-type="float" office:value="-1.54" calcext:value-type="float">
            <text:p>-1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8.9" calcext:value-type="float">
            <text:p>-18.9</text:p>
          </table:table-cell>
          <table:table-cell office:value-type="float" office:value="-1.85" calcext:value-type="float">
            <text:p>-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10:55.432710912</meta:creation-date>
    <dc:date>2018-11-06T16:21:13.985128942</dc:date>
    <meta:editing-duration>PT8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